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2pt" officeooo:rsid="000fa4a4" officeooo:paragraph-rsid="00197e22" style:font-size-asian="12pt" style:font-size-complex="12pt"/>
    </style:style>
    <style:style style:name="P2" style:family="paragraph" style:parent-style-name="Standard">
      <style:text-properties fo:font-size="12pt" officeooo:rsid="000fa4a4" officeooo:paragraph-rsid="0021feb3" style:font-size-asian="12pt" style:font-size-complex="12pt"/>
    </style:style>
    <style:style style:name="P3" style:family="paragraph" style:parent-style-name="Standard">
      <style:text-properties fo:font-size="12pt" fo:font-style="italic" officeooo:rsid="00197e22" officeooo:paragraph-rsid="0021feb3" style:font-size-asian="12pt" style:font-style-asian="italic" style:font-size-complex="12pt" style:font-style-complex="italic"/>
    </style:style>
    <style:style style:name="P4" style:family="paragraph" style:parent-style-name="Standard">
      <style:text-properties fo:font-size="12pt" fo:font-style="italic" officeooo:paragraph-rsid="0021feb3" style:font-size-asian="12pt" style:font-style-asian="italic" style:font-size-complex="12pt" style:font-style-complex="italic"/>
    </style:style>
    <style:style style:name="P5" style:family="paragraph" style:parent-style-name="Standard">
      <style:text-properties fo:font-size="12pt" fo:font-style="italic" officeooo:rsid="000fa4a4" officeooo:paragraph-rsid="0021feb3" style:font-size-asian="12pt" style:font-style-asian="italic" style:font-size-complex="12pt" style:font-style-complex="italic"/>
    </style:style>
    <style:style style:name="P6" style:family="paragraph" style:parent-style-name="Standard">
      <style:text-properties fo:font-size="12pt" fo:font-style="italic" fo:font-weight="normal" officeooo:rsid="001afe3a" officeooo:paragraph-rsid="002a2e54" style:font-size-asian="12pt" style:font-style-asian="italic" style:font-weight-asian="normal" style:font-size-complex="12pt" style:font-style-complex="italic" style:font-weight-complex="normal"/>
    </style:style>
    <style:style style:name="P7" style:family="paragraph" style:parent-style-name="Preformatted_20_Text">
      <style:text-properties officeooo:paragraph-rsid="00197e22"/>
    </style:style>
    <style:style style:name="P8" style:family="paragraph" style:parent-style-name="Preformatted_20_Text">
      <style:text-properties officeooo:paragraph-rsid="0021feb3"/>
    </style:style>
    <style:style style:name="P9" style:family="paragraph" style:parent-style-name="Standard">
      <style:text-properties fo:font-size="12pt" officeooo:rsid="001afe3a" officeooo:paragraph-rsid="001afe3a" fo:background-color="transparent" style:font-size-asian="12pt" style:font-size-complex="12pt"/>
    </style:style>
    <style:style style:name="P10" style:family="paragraph" style:parent-style-name="Standard">
      <style:text-properties fo:font-size="12pt" officeooo:rsid="00197e22" officeooo:paragraph-rsid="00197e22" fo:background-color="transparent" style:font-size-asian="12pt" style:font-size-complex="12pt"/>
    </style:style>
    <style:style style:name="P11" style:family="paragraph" style:parent-style-name="Standard">
      <style:text-properties fo:font-size="12pt" officeooo:rsid="000fa4a4" officeooo:paragraph-rsid="00266140" fo:background-color="transparent" style:font-size-asian="12pt" style:font-size-complex="12pt"/>
    </style:style>
    <style:style style:name="P12" style:family="paragraph" style:parent-style-name="Standard">
      <style:text-properties fo:font-size="12pt" officeooo:paragraph-rsid="002a2e54" fo:background-color="transparent" style:font-size-asian="12pt" style:font-size-complex="12pt"/>
    </style:style>
    <style:style style:name="P13" style:family="paragraph" style:parent-style-name="Standard">
      <style:text-properties fo:font-size="12pt" fo:font-weight="bold" officeooo:rsid="001afe3a" officeooo:paragraph-rsid="001afe3a" fo:background-color="transparent" style:font-size-asian="12pt" style:font-weight-asian="bold" style:font-size-complex="12pt" style:font-weight-complex="bold"/>
    </style:style>
    <style:style style:name="T1" style:family="text">
      <style:text-properties officeooo:rsid="000d7719"/>
    </style:style>
    <style:style style:name="T2" style:family="text">
      <style:text-properties officeooo:rsid="00197e22"/>
    </style:style>
    <style:style style:name="T3" style:family="text">
      <style:text-properties officeooo:rsid="001c5cda"/>
    </style:style>
    <style:style style:name="T4" style:family="text">
      <style:text-properties officeooo:rsid="001e48b9"/>
    </style:style>
    <style:style style:name="T5" style:family="text">
      <style:text-properties officeooo:rsid="001ed161"/>
    </style:style>
    <style:style style:name="T6" style:family="text">
      <style:text-properties officeooo:rsid="00266140"/>
    </style:style>
    <style:style style:name="T7" style:family="text">
      <style:text-properties officeooo:rsid="00272813"/>
    </style:style>
    <style:style style:name="T8" style:family="text">
      <style:text-properties officeooo:rsid="00197e22" fo:background-color="transparent" loext:char-shading-value="0"/>
    </style:style>
    <style:style style:name="T9" style:family="text">
      <style:text-properties officeooo:rsid="002a2e54" fo:background-color="transparent" loext:char-shading-value="0"/>
    </style:style>
    <style:style style:name="T10" style:family="text">
      <style:text-properties officeooo:rsid="002dd753" fo:background-color="transparent" loext:char-shading-value="0"/>
    </style:style>
    <style:style style:name="T11" style:family="text">
      <style:text-properties officeooo:rsid="002fad8e" fo:background-color="transparent" loext:char-shading-value="0"/>
    </style:style>
    <style:style style:name="T12" style:family="text">
      <style:text-properties officeooo:rsid="002fe65b" fo:background-color="transparent" loext:char-shading-value="0"/>
    </style:style>
    <style:style style:name="T13" style:family="text">
      <style:text-properties officeooo:rsid="00285476"/>
    </style:style>
    <style:style style:name="T14" style:family="text">
      <style:text-properties officeooo:rsid="002b4628"/>
    </style:style>
    <style:style style:name="T15" style:family="text">
      <style:text-properties fo:font-weight="bold" style:font-weight-asian="bold" style:font-weight-complex="bold"/>
    </style:style>
    <style:style style:name="T16" style:family="text">
      <style:text-properties fo:font-weight="bold" officeooo:rsid="001e0ce1" style:font-weight-asian="bold" style:font-weight-complex="bold"/>
    </style:style>
    <style:style style:name="T17" style:family="text">
      <style:text-properties fo:font-weight="bold" officeooo:rsid="002be947" style:font-weight-asian="bold" style:font-weight-complex="bold"/>
    </style:style>
    <style:style style:name="T18" style:family="text">
      <style:text-properties officeooo:rsid="00197e22" fo:background-color="#fffbcc" loext:char-shading-value="0"/>
    </style:style>
    <style:style style:name="T19" style:family="text">
      <style:text-properties officeooo:rsid="002dd753"/>
    </style:style>
    <style:style style:name="T20" style:family="text">
      <style:text-properties officeooo:rsid="002fe65b"/>
    </style:style>
    <style:style style:name="T21" style:family="text">
      <style:text-properties officeooo:rsid="002a2e54"/>
    </style:style>
    <style:style style:name="T22" style:family="text">
      <style:text-properties officeooo:rsid="002fad8e"/>
    </style:style>
    <style:style style:name="T23" style:family="text">
      <style:text-properties fo:font-size="14pt" fo:font-weight="bold" officeooo:rsid="001e0ce1" style:font-weight-asian="bold" style:font-weight-complex="bold"/>
    </style:style>
    <style:style style:name="T24" style:family="text">
      <style:text-properties fo:font-size="14pt" officeooo:rsid="001e0ce1"/>
    </style:style>
    <style:style style:name="T25" style:family="text">
      <style:text-properties style:text-position="33% 80%"/>
    </style:style>
    <style:style style:name="T26" style:family="text">
      <style:text-properties style:text-position="33% 80%" fo:font-size="14pt" fo:font-weight="bold" officeooo:rsid="001e0ce1" style:font-weight-asian="bold" style:font-weight-complex="bold"/>
    </style:style>
    <style:style style:name="T27" style:family="text">
      <style:text-properties style:text-position="33% 80%" fo:font-size="14pt" officeooo:rsid="001e0ce1"/>
    </style:style>
    <style:style style:name="T28" style:family="text">
      <style:text-properties style:text-position="33% 80%" officeooo:rsid="001e0ce1"/>
    </style:style>
    <style:style style:name="T29" style:family="text">
      <style:text-properties fo:font-size="12pt" fo:font-weight="bold" officeooo:rsid="001e0ce1" style:font-size-asian="12pt" style:font-weight-asian="bold" style:font-size-complex="12pt" style:font-weight-complex="bold" fo:background-color="#ffffff"/>
    </style:style>
    <style:style style:name="T30" style:family="text">
      <style:text-properties officeooo:rsid="001e0c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measurement of pickup ions (PUIs) is a valuable tool for understanding processes and conditions within and outside the heliosphere. PUIs are former neutral atoms of either interstellar or heliospheric origin that become ionized in the heliosphere. As charged particles they are affected by the heliospheric magnetic field, which is frozen-in in the solar wind. Therefore, PUIs are injected into the solar wind with an initially anisotropic velocity distribution function (VDF). This VDF, often referred to as a ‘PUI torus VDF’, is commonly believed to be rapidly deformed by interaction with the magnetized solar wind plasma. However, the details of this deformation by e.g. pitch-angle scattering and adiabatic cooling are not completely understood to this day, as PUI measurements are often limited to observations in an one-dimensional spacecraft frame. While it is assumed that PUI VDFs become quickly isotropic, Drews et al. (2015, A&amp;A) studied He+ PUI VDFs with the PLASma and SupraThermal Ion Composition (PLASTIC) instrument aboard the Solar TErrestrial RElations Observatory (STEREO) in two dimensions and found strong anisotropic structures. This highlights the fact that a 1D analysis of PUIs conceals major details of the VDF and that a more-dimensional analysis of PUIs is essential to understand the processes that form the PUI VDF.</text:p>
      <text:p text:style-name="Text_20_body">The Solar Wind Ion Composition Spectrometer (SWICS) on the Ulysses mission (1990 - 2009) is a time-of-flight mass spectrometer, which has been used to analyze PUI data in one dimension in the past. However, SWICS is able to resolve the inflow direction of particles by a threepart division of its sensor and a sectorization of the spacecraft's spin. For the first time, we combine this resolution with Ulysses' trajectory and its orientation in space to translate the PUI measurements into a 3D observation in a solar-centered frame of reference. We present the results of this new view on PUI VDFs using the example of He+ PUIs.</text:p>
      <text:p text:style-name="P9"><text:span text:style-name="T16"/></text:p>
      <text:p text:style-name="P9"><text:span text:style-name="T16"/></text:p>
      <text:p text:style-name="P9"><text:span text:style-name="T16"/></text:p>
      <text:p text:style-name="P9"><text:span text:style-name="T16">3D </text:span><text:span text:style-name="T15">Velocity Distribution Function</text:span><text:span text:style-name="T17">s</text:span><text:span text:style-name="T15"> of Pickup Ions with Ulysses/SWICS</text:span></text:p>
      <text:p text:style-name="P13"/>
      <text:p text:style-name="P10">The measurement of pickup ions (PUI<text:span text:style-name="T5">s</text:span>) is a valuable tool for understanding processes and conditions within and outside the heliosphere.</text:p>
      <text:p text:style-name="P12"><text:span text:style-name="T2">PUIs are former neutral atoms of either interstellar or heliospheric origin that become ionized in the heliosphere. As charged particles they are affected by the heliospheric magnetic field, which is frozen-in in the solar wind. Therefore, PUIs are injected into the solar wind with an initially anisotropic velocity distribution function (VDF). This VDF, often referred to as a “PUI torus VDF”, is commonly believed to be rapidly deformed by interaction with the magnetized solar wind plasma. However, the details of this deformation by</text:span> e.g. pitch-angle scattering and adiabatic cooling are not<text:span text:style-name="T1"> completely understood to this day, as PUI measurements are often limited to observations in an one-dimensional spacecraft frame. While it is assumed that PUI VDFs become quickly isotropic, [Drews 2015] studied He+ PUI VDFs with the PLASma and SupraThermal Ion Composition (PLASTIC) instrument aboard the Solar TErrestrail RElations Observatory (STEREO) in two dimensions and found strong anisotropic structures. This highlights the fact that a 1D analysis of PUIs conceals major details of the VDF and that a more-dimensional analysis of PUIs is essential to understand the processes that form the PUI VDF.</text:span></text:p>
      <text:p text:style-name="P11">The Solar Wind Ion Composition Spectrometer <text:span text:style-name="T4">(</text:span>SWICS<text:span text:style-name="T4">)</text:span> on the Ulysses mission (1990 - 2009) is a time-of-flight mass spectrometer, <text:span text:style-name="T6">which has been used to analyze PUI data in one dimension in the past. However, SWICS</text:span> is<text:span text:style-name="T13"> </text:span>able to resolve the inflow direction of particles by a threepart division of its sensor and a sectorization of the spacecraft's spin. <text:span text:style-name="T14">For the first time, we c</text:span>ombin<text:span text:style-name="T14">e</text:span> this resolution with Ulysses' trajectory and its orientation in space to translate the PUI measurements into a 3D observation in <text:span text:style-name="T7">a solar-centered</text:span> frame of reference. We present the results of this new view on PUI VDF<text:span text:style-name="T7">s</text:span> using the example of He+ PUI<text:span text:style-name="T5">s</text:span>.</text:p>
      <text:p text:style-name="P1"/>
      <text:p text:style-name="P1"/>
      <text:p text:style-name="P6"><text:soft-page-break/>Lars Berger, Verena Heidrich-Meisner, <text:span text:style-name="T3">Martin Kruse, Duncan Keilbach, </text:span>Robert F. Wimmer-Schweingruber</text:p>
      <text:p text:style-name="P6"/>
      <text:p text:style-name="P6"/>
      <text:p text:style-name="P7"/>
      <text:p text:style-name="P3">The measurement of pickup ions (PUI<text:span text:style-name="T5">s</text:span>) is a valuable tool for understanding processes and conditions within and outside the heliosphere.</text:p>
      <text:p text:style-name="P4"><text:span text:style-name="T2">PUIs are former neutral atoms of either interstellar or heliospheric origin that become ionized in the heliosphere. With ionization they are injected into the solar wind with an initially anisotropic velocity distribution function (VDF). This VDF is then rapidly deformed by interaction with the magnetized solar wind plasma. However, the details of this deformation by</text:span> e.g. pitch-angle scattering and adiabatic cooling are not<text:span text:style-name="T1"> completely understood to this day as PUI measurements are often limited to observations in an one dimensional spacecraft frame concealing major details of the PUI VDF. </text:span></text:p>
      <text:p text:style-name="P5">The Solar Wind Ion Composition Spectrometer <text:span text:style-name="T4">(</text:span>SWICS<text:span text:style-name="T4">)</text:span> on the Ulysses mission (1990 - 2009) is a time-of-flight mass spectrometer which is able to resolve the inflow direction of particles by a threepart division of its sensor and a sectorization of the spacecraft's spin. Combining this resolution with Ulysses' trajectory and its orientation in space allows us to translate the PUI measurements into a 3D observation in the Sun frame of reference. We present the results of this new view on PUI VDF using the example of He+ PUI<text:span text:style-name="T5">s</text:span>.</text:p>
      <text:p text:style-name="P5"/>
      <text:p text:style-name="P5"/>
      <text:p text:style-name="P5"/>
      <text:p text:style-name="P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6T10:32:07.302439760</meta:creation-date>
    <dc:date>2021-08-04T14:44:29.083393758</dc:date>
    <meta:editing-duration>PT2H5M15S</meta:editing-duration>
    <meta:editing-cycles>13</meta:editing-cycles>
    <meta:generator>LibreOffice/6.0.7.3$Linux_X86_64 LibreOffice_project/00m0$Build-3</meta:generator>
    <meta:document-statistic meta:table-count="0" meta:image-count="0" meta:object-count="0" meta:page-count="2" meta:paragraph-count="10" meta:word-count="838" meta:character-count="5371" meta:non-whitespace-character-count="4542"/>
  </office:meta>
</office:document-meta>
</file>